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75759" officeooo:paragraph-rsid="0017575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f3c9" officeooo:paragraph-rsid="0015f3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5f3c9" officeooo:paragraph-rsid="0015f3c9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fo:font-weight="normal" officeooo:rsid="00143664" officeooo:paragraph-rsid="0014366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400a7" officeooo:paragraph-rsid="001400a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f3c9" officeooo:paragraph-rsid="0015f3c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5759" officeooo:paragraph-rsid="0017575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400a7" officeooo:paragraph-rsid="001400a7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75759"/>
    </style:style>
    <style:style style:name="T4" style:family="text">
      <style:text-properties officeooo:rsid="0017dd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RAMÁTICA CREACIÓN DE PARTIDA</text:p>
      <text:p text:style-name="P8"/>
      <text:p text:style-name="P2">Analizador Lexico:</text:p>
      <text:p text:style-name="P2"/>
      <text:p text:style-name="P6">Letra = [a-zA-Z]</text:p>
      <text:p text:style-name="P6">Numero = [0123456789]</text:p>
      <text:p text:style-name="P6">Numero2 = [123456789]</text:p>
      <text:p text:style-name="P6">Caracteres1 = [$_]</text:p>
      <text:p text:style-name="P6">Caracteres2 = [-]</text:p>
      <text:p text:style-name="P6">Coma = [,]</text:p>
      <text:p text:style-name="P6">Punto = [.]</text:p>
      <text:p text:style-name="P6">Salto = \r|\n|\r\n</text:p>
      <text:p text:style-name="P6">Espacio = {Salto} | [ \t\f]</text:p>
      <text:p text:style-name="P6"/>
      <text:p text:style-name="P6"><text:bookmark-start text:name="__DdeLink__608_3549432489"/><text:bookmark-start text:name="__DdeLink__616_3549432489"/>“,”<text:tab/><text:tab/><text:tab/><text:tab/><text:tab/><text:tab/><text:tab/><text:tab/><text:tab/>COMA</text:p>
      <text:p text:style-name="P6">“true”<text:tab/><text:tab/><text:tab/><text:tab/><text:tab/><text:tab/><text:tab/><text:tab/> <text:tab/>VERDADERO</text:p>
      <text:p text:style-name="P6">“false”<text:tab/><text:tab/><text:tab/><text:tab/><text:tab/><text:tab/><text:tab/><text:tab/><text:tab/>FALSO</text:p>
      <text:p text:style-name="P6">“{“<text:tab/><text:tab/><text:tab/><text:tab/><text:tab/><text:tab/><text:tab/><text:tab/><text:tab/>LLAVE_A</text:p>
      <text:p text:style-name="P6">“}”<text:tab/><text:tab/><text:tab/><text:tab/><text:tab/><text:tab/><text:tab/><text:tab/><text:tab/>LLAVE_B</text:p>
      <text:p text:style-name="P6">“[“<text:tab/><text:tab/><text:tab/><text:tab/><text:tab/><text:tab/><text:tab/><text:tab/><text:tab/>AGRUPACION_A</text:p>
      <text:p text:style-name="P6">“]”<text:tab/><text:tab/><text:tab/><text:tab/><text:tab/><text:tab/><text:tab/><text:tab/><text:tab/>AGRUPACION_B</text:p>
      <text:p text:style-name="P6">“:”<text:tab/><text:tab/><text:tab/><text:tab/><text:tab/><text:tab/><text:tab/><text:tab/><text:tab/>DOS_PUNTOS</text:p>
      <text:p text:style-name="P6">“.”<text:tab/><text:tab/><text:tab/><text:tab/><text:tab/><text:tab/><text:tab/><text:tab/><text:tab/>PUNTO</text:p>
      <text:p text:style-name="P6">“\””<text:tab/><text:tab/><text:tab/><text:tab/><text:tab/><text:tab/><text:tab/><text:tab/><text:tab/>COMILLAS</text:p>
      <text:p text:style-name="P6">“MAPA”<text:tab/><text:tab/><text:tab/><text:tab/><text:tab/><text:tab/><text:tab/><text:tab/>MAPA</text:p>
      <text:p text:style-name="P6">“id”<text:tab/><text:tab/><text:tab/><text:tab/><text:tab/><text:tab/><text:tab/><text:tab/><text:tab/>id</text:p>
      <text:p text:style-name="P6">“size”<text:tab/><text:tab/><text:tab/><text:tab/><text:tab/><text:tab/><text:tab/><text:tab/><text:tab/>size</text:p>
      <text:p text:style-name="P6">“filas”<text:tab/><text:tab/><text:tab/><text:tab/><text:tab/><text:tab/><text:tab/><text:tab/><text:tab/>filas</text:p>
      <text:p text:style-name="P6">“columnas”<text:tab/><text:tab/><text:tab/><text:tab/><text:tab/><text:tab/><text:tab/><text:tab/>columnas</text:p>
      <text:p text:style-name="P6">“alAzar”<text:tab/><text:tab/><text:tab/><text:tab/><text:tab/><text:tab/><text:tab/><text:tab/>alAzar</text:p>
      <text:p text:style-name="P6">“planetasNeutrales”<text:tab/><text:tab/><text:tab/><text:tab/><text:tab/><text:tab/><text:tab/>pNeutrales</text:p>
      <text:p text:style-name="P6">“mapaCiego”<text:tab/><text:tab/><text:tab/><text:tab/><text:tab/><text:tab/><text:tab/><text:tab/>mapaCiego</text:p>
      <text:p text:style-name="P6">“acumular”<text:tab/><text:tab/><text:tab/><text:tab/><text:tab/><text:tab/><text:tab/><text:tab/>acumular</text:p>
      <text:p text:style-name="P6">“NEUTRALES”<text:tab/><text:tab/><text:tab/><text:tab/><text:tab/><text:tab/><text:tab/>NEUTRALES</text:p>
      <text:p text:style-name="P6">“mostrarNaves”<text:tab/><text:tab/><text:tab/><text:tab/><text:tab/><text:tab/><text:tab/>mostrarNaves</text:p>
      <text:p text:style-name="P6">“mostrarEstadisticas”<text:tab/><text:tab/><text:tab/><text:tab/><text:tab/><text:tab/><text:tab/>mostrarEstadisticas</text:p>
      <text:p text:style-name="P6">“produccion”<text:tab/><text:tab/><text:tab/><text:tab/><text:tab/><text:tab/><text:tab/><text:tab/>produccion</text:p>
      <text:p text:style-name="P6">“finalizacion”<text:tab/><text:tab/><text:tab/><text:tab/><text:tab/><text:tab/><text:tab/><text:tab/>finalizacion</text:p>
      <text:p text:style-name="P6">“PLANETAS”<text:tab/><text:tab/><text:tab/><text:tab/><text:tab/><text:tab/><text:tab/>PLANETAS</text:p>
      <text:p text:style-name="P6">“nombre”<text:tab/><text:tab/><text:tab/><text:tab/><text:tab/><text:tab/><text:tab/><text:tab/>nombre</text:p>
      <text:p text:style-name="P6">“naves”<text:tab/><text:tab/><text:tab/><text:tab/><text:tab/><text:tab/><text:tab/><text:tab/>naves</text:p>
      <text:p text:style-name="P6">“posicionX”<text:tab/><text:tab/><text:tab/><text:tab/><text:tab/><text:tab/><text:tab/><text:tab/>posX</text:p>
      <text:p text:style-name="P6">“posicionY”<text:tab/><text:tab/><text:tab/><text:tab/><text:tab/><text:tab/><text:tab/><text:tab/>posY</text:p>
      <text:p text:style-name="P6">“porcentajeMuertes”<text:tab/><text:tab/><text:tab/><text:tab/><text:tab/><text:tab/><text:tab/>porcMuertes</text:p>
      <text:p text:style-name="P6">“PLANETAS_NEUTRALES”<text:tab/><text:tab/><text:tab/><text:tab/><text:tab/>PLANETAS_NEUTRALES</text:p>
      <text:p text:style-name="P6">“JUGADORES”<text:tab/><text:tab/><text:tab/><text:tab/><text:tab/><text:tab/><text:tab/>JUGADORES</text:p>
      <text:p text:style-name="P6">“planetas”<text:tab/><text:tab/><text:tab/><text:tab/><text:tab/><text:tab/><text:tab/><text:tab/>planetas</text:p>
      <text:p text:style-name="P6">“tipo”<text:tab/><text:tab/><text:tab/><text:tab/><text:tab/><text:tab/><text:tab/><text:tab/> <text:tab/>tipo</text:p>
      <text:p text:style-name="P6"><text:soft-page-break/>“color”<text:tab/><text:tab/><text:tab/><text:tab/><text:tab/><text:tab/><text:tab/><text:tab/><text:tab/>color<text:bookmark-end text:name="__DdeLink__616_3549432489"/></text:p>
      <text:p text:style-name="P6">“HUMANO”<text:tab/><text:tab/><text:tab/><text:tab/><text:tab/><text:tab/><text:tab/><text:tab/>HUMANO</text:p>
      <text:p text:style-name="P6">“DIFICIL”<text:tab/><text:tab/><text:tab/><text:tab/><text:tab/><text:tab/><text:tab/><text:tab/>DIFICIL</text:p>
      <text:p text:style-name="P6">“FACIL”<text:tab/><text:tab/><text:tab/><text:tab/><text:tab/><text:tab/><text:tab/><text:tab/>FACIL</text:p>
      <text:p text:style-name="P6"><text:bookmark-end text:name="__DdeLink__608_3549432489"/><text:bookmark-start text:name="__DdeLink__610_3549432489"/>("(-"{Numero}+")") | {Numero}+ <text:s/><text:tab/><text:tab/><text:tab/><text:tab/><text:tab/>ENTERO</text:p>
      <text:p text:style-name="P6">{Numero}*{Coma}{Numero}*{Coma}{Numero}*{Coma}{Numero}* <text:tab/><text:tab/></text:p>
      <text:p text:style-name="P6"><text:tab/><text:tab/><text:tab/><text:tab/><text:tab/><text:tab/><text:tab/><text:tab/><text:tab/><text:tab/><text:tab/><text:tab/>COLOR</text:p>
      <text:p text:style-name="P6">({Numero2}{Numero}*{Punto}|{Punto}|{Numero}{Punto}){Numero}*{Numero}</text:p>
      <text:p text:style-name="P6"><text:tab/><text:tab/><text:tab/><text:tab/><text:tab/><text:tab/><text:tab/><text:tab/><text:tab/><text:tab/><text:tab/><text:tab/>DECIMAL</text:p>
      <text:p text:style-name="P6">({Letra}|{Caracteres1})({Letra}|{Numero}|{Caracteres1}|{Caracteres2})*</text:p>
      <text:p text:style-name="P6"><text:tab/><text:tab/><text:tab/><text:tab/><text:tab/><text:tab/><text:tab/><text:tab/><text:tab/><text:tab/><text:tab/><text:tab/>ID</text:p>
      <text:p text:style-name="P6">{Espacio}*<text:tab/><text:tab/><text:tab/><text:tab/><text:tab/><text:tab/><text:tab/><text:tab/>{}</text:p>
      <text:p text:style-name="P6">.<text:tab/><text:tab/><text:tab/><text:tab/><text:tab/><text:tab/><text:tab/><text:tab/><text:tab/>{} <text:s/></text:p>
      <text:p text:style-name="P6"><text:bookmark-end text:name="__DdeLink__610_3549432489"/></text:p>
      <text:p text:style-name="P1">ANALIZADOR SINTACTICO</text:p>
      <text:p text:style-name="P3"/>
      <text:p text:style-name="P5"><text:span text:style-name="T3">T …………….{ </text:span>VERDADERO, FALSO, LLAVE_A, LLAVE_B, AGRUPACION_A, <text:tab/><text:tab/><text:tab/><text:tab/><text:tab/>AGRUPACION_B, DOS_PUNTOS, COMA, PUNTOS, COMILLAS, <text:tab/><text:tab/><text:tab/><text:tab/><text:tab/>MAPA, id, size, alAzar, pNeutrales, mapaCiego, acumular, NEUTRALES,</text:p>
      <text:p text:style-name="P5"><text:tab/><text:tab/>mostrarNaves, mostrarEstadisticas, produccion, finalizacion, PLANETAS, <text:tab/><text:tab/><text:tab/><text:tab/>nombre, naves, porcMuertes, PLANETAS_NEUTRALES, JUGADORES, <text:tab/><text:tab/><text:tab/><text:tab/>planetas, tipo, HUMANO, DIFICIL, FACIL, ENTERO, DECIMAL, ID,</text:p>
      <text:p text:style-name="P5"><text:tab/><text:tab/>filas, columnas, color, posX, posY, COLOR <text:span text:style-name="T3">}</text:span></text:p>
      <text:p text:style-name="P5"/>
      <text:p text:style-name="P7">N…………….{ a, a1, juego, q2, d, c, g, e, f, j, h, i, j2, q, k, b, t, s, q3, u, v, w, aj, ak, am, an, y, q5, z, <text:s text:c="22"/><text:tab/><text:tab/>aa, ab, ac, m, n, o, l, q8, ae, q7, af, ag, al, ah, ai, r, p, x, pn, jug, ad }</text:p>
      <text:p text:style-name="P7"/>
      <text:p text:style-name="P7">So……………{ a }</text:p>
      <text:p text:style-name="P5"/>
      <text:p text:style-name="P5"><text:bookmark-start text:name="__DdeLink__612_3549432489"/><text:bookmark-start text:name="__DdeLink__614_3549432489"/><text:tab/>a ::= LLAVE_A juego LLAVE_B<text:tab/></text:p>
      <text:p text:style-name="P5">;</text:p>
      <text:p text:style-name="P5"><text:tab/>juego ::= b juego</text:p>
      <text:p text:style-name="P5"><text:tab/>| p juego</text:p>
      <text:p text:style-name="P5"><text:tab/>| pn juego</text:p>
      <text:p text:style-name="P5"><text:tab/>| jug juego</text:p>
      <text:p text:style-name="P5"><text:tab/>| COMA q2</text:p>
      <text:p text:style-name="P5"><text:tab/>| </text:p>
      <text:p text:style-name="P5"><text:tab/>| error</text:p>
      <text:p text:style-name="P5">;</text:p>
      <text:p text:style-name="P5"><text:tab/>q2 ::= b juego</text:p>
      <text:p text:style-name="P5"><text:tab/>| p juego</text:p>
      <text:p text:style-name="P5"><text:tab/>| pn juego</text:p>
      <text:p text:style-name="P5"><text:tab/>| jug juego</text:p>
      <text:p text:style-name="P5"><text:tab/>| error</text:p>
      <text:p text:style-name="P5">;</text:p>
      <text:p text:style-name="P5"><text:tab/>b ::= MAPA DOS_PUNTOS LLAVE_A c LLAVE_B</text:p>
      <text:p text:style-name="P5">;</text:p>
      <text:p text:style-name="P5"><text:tab/>c ::= d c</text:p>
      <text:p text:style-name="P5"><text:soft-page-break/><text:tab/>| g c</text:p>
      <text:p text:style-name="P5"><text:tab/>| e c</text:p>
      <text:p text:style-name="P5"><text:tab/>| f c</text:p>
      <text:p text:style-name="P5"><text:tab/>| h c</text:p>
      <text:p text:style-name="P5"><text:tab/>| i c</text:p>
      <text:p text:style-name="P5"><text:tab/>| j2 c</text:p>
      <text:p text:style-name="P5"><text:tab/>| COMA q</text:p>
      <text:p text:style-name="P5"><text:tab/>| </text:p>
      <text:p text:style-name="P5"><text:tab/>| error</text:p>
      <text:p text:style-name="P5">;</text:p>
      <text:p text:style-name="P5"><text:tab/>q ::= d c</text:p>
      <text:p text:style-name="P5"><text:tab/>| g c</text:p>
      <text:p text:style-name="P5"><text:tab/>| e c</text:p>
      <text:p text:style-name="P5"><text:tab/>| f c</text:p>
      <text:p text:style-name="P5"><text:tab/>| h c</text:p>
      <text:p text:style-name="P5"><text:tab/>| i c</text:p>
      <text:p text:style-name="P5"><text:tab/>| j2 c</text:p>
      <text:p text:style-name="P5"><text:tab/>| error</text:p>
      <text:p text:style-name="P5">;</text:p>
      <text:p text:style-name="P5"><text:tab/>e ::= size DOS_PUNTOS LLAVE_A j LLAVE_B</text:p>
      <text:p text:style-name="P5">;</text:p>
      <text:p text:style-name="P5"><text:tab/>f ::= alAzar DOS_PUNTOS VERDADERO</text:p>
      <text:p text:style-name="P5"><text:tab/>| alAzar DOS_PUNTOS FALSO</text:p>
      <text:p text:style-name="P5">;</text:p>
      <text:p text:style-name="P5"><text:tab/>j ::= filas DOS_PUNTOS ENTERO COMA columnas DOS_PUNTOS ENTERO<text:tab/><text:tab/>| columnas DOS_PUNTOS ENTERO COMA filas DOS_PUNTOS ENTERO</text:p>
      <text:p text:style-name="P5">;</text:p>
      <text:p text:style-name="P5"><text:tab/>d ::= id DOS_PUNTOS COMILLAS id COMILLAS</text:p>
      <text:p text:style-name="P5">;</text:p>
      <text:p text:style-name="P5"><text:tab/>g ::= pNeutrales ::= DOS_PUNTOS ENTERO</text:p>
      <text:p text:style-name="P5">;</text:p>
      <text:p text:style-name="P5"><text:tab/>h ::= mapaCiego DOS_PUNTOS VERDADERO</text:p>
      <text:p text:style-name="P5"><text:tab/>| mapaCiego DOS_PUNTOS FALSO</text:p>
      <text:p text:style-name="P4">;</text:p>
      <text:p text:style-name="P4"><text:tab/>i ::= acumular DOS_PUNTOS VERDADERO</text:p>
      <text:p text:style-name="P4"><text:tab/>| acumular DOS_PUNTOS FALSO</text:p>
      <text:p text:style-name="P4">;</text:p>
      <text:p text:style-name="P4"><text:tab/>j2 ::= NEUTRALES DOS_PUNTOS LLAVE_A l LLAVE_B</text:p>
      <text:p text:style-name="P4">;</text:p>
      <text:p text:style-name="P4"><text:tab/>l ::= m l</text:p>
      <text:p text:style-name="P4"><text:tab/>| n l</text:p>
      <text:p text:style-name="P4"><text:tab/>| o l</text:p>
      <text:p text:style-name="P4"><text:tab/>| COMA q8</text:p>
      <text:p text:style-name="P4"><text:tab/>|</text:p>
      <text:p text:style-name="P4"><text:tab/>| error</text:p>
      <text:p text:style-name="P4">;</text:p>
      <text:p text:style-name="P4"><text:tab/>q8 ::= m l </text:p>
      <text:p text:style-name="P4"><text:tab/>| n l</text:p>
      <text:p text:style-name="P4"><text:tab/>| o l</text:p>
      <text:p text:style-name="P4"><text:soft-page-break/><text:tab/>| error</text:p>
      <text:p text:style-name="P4">;</text:p>
      <text:p text:style-name="P4"><text:tab/></text:p>
      <text:p text:style-name="P4"><text:tab/>m ::= mostrarNaves DOS_PUNTOS VERDADERO</text:p>
      <text:p text:style-name="P4"><text:tab/>| mostrarNaves DOS_PUNTOS FALSO</text:p>
      <text:p text:style-name="P4">;</text:p>
      <text:p text:style-name="P4"><text:tab/>n ::= mostrarEstadisticas DOS_PUNTOS VERDADERO</text:p>
      <text:p text:style-name="P4"><text:tab/>| mostrarEstadisticas DOS_PUNTOS FALSO</text:p>
      <text:p text:style-name="P4">;</text:p>
      <text:p text:style-name="P4"><text:tab/>o ::= produccion DOS_PUNTOS ENTERO</text:p>
      <text:p text:style-name="P4">;</text:p>
      <text:p text:style-name="P4"><text:tab/>k ::= finalizacion DOS_PUNTOS ENTERO</text:p>
      <text:p text:style-name="P4">;</text:p>
      <text:p text:style-name="P4"><text:tab/>p ::= PLANETAS DOS_PUNTOS AGRUPACION_A r AGRUPACION_B</text:p>
      <text:p text:style-name="P4"><text:tab/>| PLANETAS DOS_PUNTOS AGRUPACION_A AGRUPACION_B</text:p>
      <text:p text:style-name="P4">;</text:p>
      <text:p text:style-name="P4"><text:tab/>r ::= LLAVE_A s LLAVE_B COMA r</text:p>
      <text:p text:style-name="P4"><text:tab/>| LLAVE_A s LLAVE_B</text:p>
      <text:p text:style-name="P4">;</text:p>
      <text:p text:style-name="P4"><text:tab/>s ::= t s</text:p>
      <text:p text:style-name="P4"><text:tab/>| u s</text:p>
      <text:p text:style-name="P4"><text:tab/>| v s</text:p>
      <text:p text:style-name="P4"><text:tab/>| w s</text:p>
      <text:p text:style-name="P4"><text:tab/>| aj s</text:p>
      <text:p text:style-name="P4"><text:tab/>| ak s</text:p>
      <text:p text:style-name="P4"><text:tab/>| COMA q3</text:p>
      <text:p text:style-name="P4"><text:tab/>| </text:p>
      <text:p text:style-name="P4"><text:tab/>| error</text:p>
      <text:p text:style-name="P4">;</text:p>
      <text:p text:style-name="P4"><text:tab/>q3 ::= t s</text:p>
      <text:p text:style-name="P4"><text:tab/>| u s</text:p>
      <text:p text:style-name="P4"><text:tab/>| v s</text:p>
      <text:p text:style-name="P4"><text:tab/>| w s</text:p>
      <text:p text:style-name="P4"><text:tab/>| aj s</text:p>
      <text:p text:style-name="P4"><text:tab/>| ak s</text:p>
      <text:p text:style-name="P4"><text:tab/>| error</text:p>
      <text:p text:style-name="P4">;</text:p>
      <text:p text:style-name="P4"><text:tab/>t ::= nombre DOS_PUNTOS COMILLAS ID COMILLAS</text:p>
      <text:p text:style-name="P4">;</text:p>
      <text:p text:style-name="P4"><text:tab/>u ::= naves DOS_PUNTOS ENTERO</text:p>
      <text:p text:style-name="P4">;</text:p>
      <text:p text:style-name="P4"><text:tab/>v ::= produccion DOS_PUNTOS ENTERO</text:p>
      <text:p text:style-name="P4">;</text:p>
      <text:p text:style-name="P4"><text:tab/>w ::= porcMuertes DOS_PUNTOS DECIMAL</text:p>
      <text:p text:style-name="P4">;</text:p>
      <text:p text:style-name="P4"><text:tab/>aj ::= posX DOS_PUNTOS ENTERO</text:p>
      <text:p text:style-name="P4">;</text:p>
      <text:p text:style-name="P4"><text:tab/>ak ::= posY DOS_PUNTOS ENTERO</text:p>
      <text:p text:style-name="P4">;</text:p>
      <text:p text:style-name="P4"><text:soft-page-break/><text:tab/>pn ::= PLANETAS_NEUTRALES DOS_PUNTOS AGRUPACION_A x AGRUPACION_B</text:p>
      <text:p text:style-name="P4"><text:tab/>| PLANETAS_NEUTRALES DOS_PUNTOS AGRUPACION_A AGRUPACION_B</text:p>
      <text:p text:style-name="P4">;</text:p>
      <text:p text:style-name="P4"><text:tab/>x ::= LLAVE_A y LLAVE_B COMA x</text:p>
      <text:p text:style-name="P4"><text:tab/>| LLAVE_A y LLAVE_B</text:p>
      <text:p text:style-name="P4">;</text:p>
      <text:p text:style-name="P4"><text:tab/>y ::= z y</text:p>
      <text:p text:style-name="P4"><text:tab/>| aa y</text:p>
      <text:p text:style-name="P4"><text:tab/>| ab y</text:p>
      <text:p text:style-name="P4"><text:tab/>| ac y</text:p>
      <text:p text:style-name="P4"><text:tab/>| am y</text:p>
      <text:p text:style-name="P4"><text:tab/>| an y</text:p>
      <text:p text:style-name="P4"><text:tab/>| COMA q5</text:p>
      <text:p text:style-name="P4"><text:tab/>|</text:p>
      <text:p text:style-name="P4"><text:tab/>| error</text:p>
      <text:p text:style-name="P4">;</text:p>
      <text:p text:style-name="P4"><text:tab/></text:p>
      <text:p text:style-name="P4"><text:tab/>q5 ::= z y</text:p>
      <text:p text:style-name="P4"><text:tab/>| aa y</text:p>
      <text:p text:style-name="P4"><text:tab/>| ab y</text:p>
      <text:p text:style-name="P4"><text:tab/>| ac y</text:p>
      <text:p text:style-name="P4"><text:tab/>| am y</text:p>
      <text:p text:style-name="P4"><text:tab/>| an y</text:p>
      <text:p text:style-name="P4"><text:tab/>| error</text:p>
      <text:p text:style-name="P4">;</text:p>
      <text:p text:style-name="P4"><text:tab/>z ::= nombre DOS_PUNTOS COMILLAS ID COMILLAS</text:p>
      <text:p text:style-name="P4">;</text:p>
      <text:p text:style-name="P4"><text:tab/>aa ::= naves DOS_PUNTOS ENTERO</text:p>
      <text:p text:style-name="P4">;</text:p>
      <text:p text:style-name="P4"><text:tab/>ab ::= produccion DOS_PUNTOS ENTERO</text:p>
      <text:p text:style-name="P4">;</text:p>
      <text:p text:style-name="P4"><text:tab/>ac ::= porcMuertes DOS_PUNTOS DECIMAL</text:p>
      <text:p text:style-name="P4">;</text:p>
      <text:p text:style-name="P4"><text:tab/>am ::= posX DOS_PUNTOS ENTERO</text:p>
      <text:p text:style-name="P4">;</text:p>
      <text:p text:style-name="P4"><text:tab/>an ::= posY DOS_PUNTOS ENTERO</text:p>
      <text:p text:style-name="P4">;</text:p>
      <text:p text:style-name="P4"><text:tab/>jug ::= JUGADORES DOS_PUNTOS AGRUPACION_A ad AGRUPACION_B</text:p>
      <text:p text:style-name="P4"><text:tab/>| JUGADORES DOS_PUNTOS AGRUPACION_A <text:s/>AGRUPACION_B</text:p>
      <text:p text:style-name="P4">;</text:p>
      <text:p text:style-name="P4"><text:tab/>ad := LLAVE_A ae LLAVE_B COMA ad<text:tab/><text:tab/><text:tab/></text:p>
      <text:p text:style-name="P4"><text:tab/>| LLAVE_A ae LLAVE_B<text:tab/><text:tab/><text:tab/><text:tab/><text:tab/><text:tab/></text:p>
      <text:p text:style-name="P4">;</text:p>
      <text:p text:style-name="P4"><text:tab/>ae ::= af ae</text:p>
      <text:p text:style-name="P4"><text:tab/>| ag ae</text:p>
      <text:p text:style-name="P4"><text:tab/>| ah ae</text:p>
      <text:p text:style-name="P4"><text:tab/>| al ae</text:p>
      <text:p text:style-name="P4"><text:tab/>| COMA q7</text:p>
      <text:p text:style-name="P4"><text:tab/>| </text:p>
      <text:p text:style-name="P4"><text:soft-page-break/><text:tab/>| error</text:p>
      <text:p text:style-name="P4">;</text:p>
      <text:p text:style-name="P4"><text:tab/>q7 ::= af ae</text:p>
      <text:p text:style-name="P4"><text:tab/>| ag ae</text:p>
      <text:p text:style-name="P4"><text:tab/>| ah ae</text:p>
      <text:p text:style-name="P4"><text:tab/>| al ae</text:p>
      <text:p text:style-name="P4"><text:tab/>| error ae</text:p>
      <text:p text:style-name="P4">;</text:p>
      <text:p text:style-name="P4"><text:tab/>af ::= nombre DOS_PUNTOS COMILLAS ID COMILLAS</text:p>
      <text:p text:style-name="P4">;</text:p>
      <text:p text:style-name="P4"><text:tab/>ag ::= planetas DOS_PUNTOS AGRUPACION_A ai AGRUPACION_B</text:p>
      <text:p text:style-name="P4">;</text:p>
      <text:p text:style-name="P4"><text:tab/>ai ::= COMILLAS ID COMILLAS COMA ai</text:p>
      <text:p text:style-name="P4"><text:tab/>| COMILLAS ID COMILLAS ai</text:p>
      <text:p text:style-name="P4"><text:tab/>|</text:p>
      <text:p text:style-name="P4">;</text:p>
      <text:p text:style-name="P4"><text:tab/><text:span text:style-name="T4">al ::= color DOS_PUNTOS COMILLAS COLOR COMILLAS</text:span><text:tab/></text:p>
      <text:p text:style-name="P4">;</text:p>
      <text:p text:style-name="P4"><text:tab/>a<text:span text:style-name="T4">h</text:span> ::= <text:span text:style-name="T4">tipo</text:span> DOS_PUNTOS FACIL</text:p>
      <text:p text:style-name="P4"><text:tab/>| <text:span text:style-name="T4">tipo</text:span> DOS_PUNTOS DIFICIL</text:p>
      <text:p text:style-name="P4"><text:tab/>| <text:span text:style-name="T4">tipo</text:span> DOS_PUNTOS HUMANO</text:p>
      <text:p text:style-name="P4">;<text:bookmark-end text:name="__DdeLink__612_3549432489"/><text:bookmark-end text:name="__DdeLink__614_35494324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54:06.951844054</meta:creation-date>
    <dc:date>2020-03-29T19:39:48.632103804</dc:date>
    <meta:editing-duration>PT38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251" meta:word-count="809" meta:character-count="4847" meta:non-whitespace-character-count="3750"/>
  </office:meta>
</office:document-meta>
</file>